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1">Carregado Pelo Espírito</text:span></text:p>
            <text:p><text:span text:style-name="T2">Vanilda Bordie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chegou e se escondeu no meio dessa multidão</text:span></text:p>
            <text:p><text:span text:style-name="T3">Ferido, abatido com um angustiado coração</text:span></text:p>
            <text:p><text:span text:style-name="T3">Não sabe nem como chegou aqui</text:span></text:p>
            <text:p><text:span text:style-name="T3">Talvez veio de tanto alguém insistir</text:span></text:p>
            <text:p><text:span text:style-name="T3">Dizendo "Não me custa nada, eu vou pra me distrair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saiu da sua casa decidido desistir</text:span></text:p>
            <text:p><text:span text:style-name="T3">Pra que acreditar se a vitória nunca, nunca vem pra mim</text:span></text:p>
            <text:p><text:span text:style-name="T3">Mas o Espírito de Deus já começou tocar</text:span></text:p>
            <text:p><text:span text:style-name="T3">Já começou encher esse teu coração</text:span></text:p>
            <text:p><text:span text:style-name="T3">Não deu pra segurar, não deu pra resistir</text:span></text:p>
            <text:p><text:span text:style-name="T3">O poder da un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E esta unção que é derramada sobre mim</text:span></text:p>
            <text:p><text:span text:style-name="T3">Me dá autoridade pra profetizar</text:span></text:p>
            <text:p><text:span text:style-name="T3">Que a tua vida nunca mais será a mesma ao sair d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não vai sair sofrendo, porque Deus vai te ajudar</text:span></text:p>
            <text:p><text:span text:style-name="T3">Você não sair enfermo, hoje Deus vai te curar</text:span></text:p>
            <text:p><text:span text:style-name="T3">Você não vai sair ferido e humilhado</text:span></text:p>
            <text:p><text:span text:style-name="T3">Deus vai curar feridas</text:span></text:p>
            <text:p><text:span text:style-name="T3">Ele vai te exal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não vai sair caído, porque Deus vai te erguer</text:span></text:p>
            <text:p><text:span text:style-name="T3">Você não vai sair vazio, hoje Deus vai te encher</text:span></text:p>
            <text:p><text:span text:style-name="T3">Você não vai sair frustrado, nem pensando em desistir</text:span></text:p>
            <text:p><text:span text:style-name="T3">Porque o dono do milagre está 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lte para a casa transformado</text:span></text:p>
            <text:p><text:span text:style-name="T3">Volte para a casa restaurado</text:span></text:p>
            <text:p><text:span text:style-name="T3">Volte para a casa transbordando</text:span></text:p>
            <text:p><text:span text:style-name="T3">A Deus glorificando, seja renov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lte para a casa diferente</text:span></text:p>
            <text:p><text:span text:style-name="T3">Volte para a casa decidido a vencer</text:span></text:p>
            <text:p><text:span text:style-name="T3">Seja revestido encorajado</text:span></text:p>
            <text:p><text:span text:style-name="T3">Você não vai sozinho</text:span></text:p>
            <text:p><text:span text:style-name="T3">Deus vai 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lte para casa sem doenças</text:span></text:p>
            <text:p><text:span text:style-name="T3">Volte para lá levando bênçãos para os seus</text:span></text:p>
            <text:p><text:span text:style-name="T3">Você não veio em vão nem por acaso</text:span></text:p>
            <text:p><text:span text:style-name="T3">Você veio carregado pelo Espírito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E esta unção que é derramada sobre mim</text:span></text:p>
            <text:p><text:span text:style-name="T3">Me dá autoridade pra profetizar</text:span></text:p>
            <text:p><text:span text:style-name="T3">Que a tua vida nunca mais será a mesma ao sair daq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não vai sair sofrendo, porque Deus vai te ajudar</text:span></text:p>
            <text:p><text:span text:style-name="T3">Você não sair enfermo, hoje Deus vai te curar</text:span></text:p>
            <text:p><text:span text:style-name="T3">Você não vai sair ferido e humilhado</text:span></text:p>
            <text:p><text:span text:style-name="T3">Deus vai curar feridas</text:span></text:p>
            <text:p><text:span text:style-name="T3">Ele vai te exalt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não vai sair caído, porque Deus vai te erguer</text:span></text:p>
            <text:p><text:span text:style-name="T3">Você não vai sair vazio, hoje Deus vai te encher</text:span></text:p>
            <text:p><text:span text:style-name="T3">Você não vai sair frustrado, nem pensando em desistir</text:span></text:p>
            <text:p><text:span text:style-name="T3">Porque o dono do milagre está aqui</text:span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lte para a casa transformado</text:span></text:p>
            <text:p><text:span text:style-name="T3">Volte para a casa restaurado</text:span></text:p>
            <text:p><text:span text:style-name="T3">Volte para a casa transbordando</text:span></text:p>
            <text:p><text:span text:style-name="T3">A Deus glorificando, seja renova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lte para a casa diferente</text:span></text:p>
            <text:p><text:span text:style-name="T3">Volte para a casa decidido a vencer</text:span></text:p>
            <text:p><text:span text:style-name="T3">Seja revestido encorajado</text:span></text:p>
            <text:p><text:span text:style-name="T3">Você não vai sozinho</text:span></text:p>
            <text:p><text:span text:style-name="T3">Deus vai com voc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lte para casa sem doenças</text:span></text:p>
            <text:p><text:span text:style-name="T3">Volte para lá levando bênçãos para os seus</text:span></text:p>
            <text:p><text:span text:style-name="T3">Você não veio em vão nem por acaso</text:span></text:p>
            <text:p><text:span text:style-name="T3">Você veio carregado pelo Espírito de Deu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1" draw:layer="layout" svg:width="26.4cm" svg:height="19.6cm" svg:x="0.8cm" svg:y="0.6cm" presentation:class="subtitle" presentation:user-transformed="true">
          <draw:text-box>
            <text:p><text:span text:style-name="T3">Você não veio em vão nem por acaso</text:span></text:p>
            <text:p><text:span text:style-name="T3">Você veio carregado pelo Espírito de Deus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7:05:38.478000000</meta:creation-date>
    <dc:date>2017-05-13T19:07:31.544000000</dc:date>
    <meta:editing-duration>PT8M53S</meta:editing-duration>
    <meta:editing-cycles>2</meta:editing-cycles>
    <meta:generator>LibreOffice/5.2.0.4$Windows_x86 LibreOffice_project/066b007f5ebcc236395c7d282ba488bca6720265</meta:generator>
    <meta:document-statistic meta:object-count="69"/>
  </office:meta>
</office:document-meta>
</file>